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F" svg:font-family="" style:font-pitch="variable"/>
    <style:font-face style:name="Lohit Devanagari2" svg:font-family="'Lohit Devanagari'" style:font-pitch="variable"/>
    <style:font-face style:name="Source Han Sans CN Regular1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 style:list-style-name="WW8Num3"/>
    <style:style style:name="P3" style:family="paragraph" style:parent-style-name="Standard" style:list-style-name="WW8Num4"/>
    <style:style style:name="P4" style:family="paragraph" style:parent-style-name="Standard" style:list-style-name="WW8Num5"/>
    <style:style style:name="P5" style:family="paragraph" style:parent-style-name="Standard" style:list-style-name="WW8Num6"/>
    <style:style style:name="P6" style:family="paragraph" style:parent-style-name="Standard" style:list-style-name="WW8Num7"/>
    <style:style style:name="P7" style:family="paragraph" style:parent-style-name="Standard" style:list-style-name="WW8Num8"/>
    <style:style style:name="P8" style:family="paragraph" style:parent-style-name="Standard" style:list-style-name="WW8Num9"/>
    <style:style style:name="P9" style:family="paragraph" style:parent-style-name="Standard" style:list-style-name="WW8Num10"/>
    <style:style style:name="P10" style:family="paragraph" style:parent-style-name="Standard" style:list-style-name="WW8Num11"/>
    <style:style style:name="P11" style:family="paragraph" style:parent-style-name="Standard" style:list-style-name="WW8Num12"/>
    <style:style style:name="P12" style:family="paragraph" style:parent-style-name="Standard" style:list-style-name="WW8Num13"/>
    <style:style style:name="P13" style:family="paragraph" style:parent-style-name="Standard" style:list-style-name="WW8Num14"/>
    <style:style style:name="P14" style:family="paragraph" style:parent-style-name="Standard" style:list-style-name="WW8Num15"/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 style:list-style-name="WW8Num16">
      <style:text-properties fo:font-style="normal" style:font-style-asian="normal" style:font-style-complex="normal"/>
    </style:style>
    <style:style style:name="P17" style:family="paragraph" style:parent-style-name="Standard" style:list-style-name="WW8Num17">
      <style:text-properties fo:font-style="normal" style:font-style-asian="normal" style:font-style-complex="normal"/>
    </style:style>
    <style:style style:name="P18" style:family="paragraph" style:parent-style-name="Standard" style:list-style-name="WW8Num18">
      <style:text-properties fo:font-style="normal" style:font-style-asian="normal" style:font-style-complex="normal"/>
    </style:style>
    <style:style style:name="P19" style:family="paragraph" style:parent-style-name="Standard" style:list-style-name="WW8Num19">
      <style:text-properties fo:font-style="normal" style:font-style-asian="normal" style:font-style-complex="normal"/>
    </style:style>
    <style:style style:name="P20" style:family="paragraph" style:parent-style-name="Standard" style:list-style-name="WW8Num20">
      <style:text-properties fo:font-style="normal" style:font-style-asian="normal" style:font-style-complex="normal"/>
    </style:style>
    <style:style style:name="P21" style:family="paragraph" style:parent-style-name="Standard" style:list-style-name="WW8Num21">
      <style:text-properties fo:font-style="normal" style:font-style-asian="normal" style:font-style-complex="normal"/>
    </style:style>
    <style:style style:name="P22" style:family="paragraph" style:parent-style-name="Standard" style:list-style-name="WW8Num22">
      <style:text-properties fo:font-style="normal" style:font-style-asian="normal" style:font-style-complex="normal"/>
    </style:style>
    <style:style style:name="P23" style:family="paragraph" style:parent-style-name="Standard" style:list-style-name="WW8Num23">
      <style:text-properties fo:font-style="normal" style:font-style-asian="normal" style:font-style-complex="normal"/>
    </style:style>
    <style:style style:name="P24" style:family="paragraph" style:parent-style-name="Standard" style:list-style-name="WW8Num24">
      <style:text-properties fo:font-style="normal" style:font-style-asian="normal" style:font-style-complex="normal"/>
    </style:style>
    <style:style style:name="P25" style:family="paragraph" style:parent-style-name="Standard" style:list-style-name="WW8Num25">
      <style:text-properties fo:font-style="normal" style:font-style-asian="normal" style:font-style-complex="normal"/>
    </style:style>
    <style:style style:name="P26" style:family="paragraph" style:parent-style-name="Standard" style:list-style-name="WW8Num26">
      <style:text-properties fo:font-style="normal" style:font-style-asian="normal" style:font-style-complex="normal"/>
    </style:style>
    <style:style style:name="P27" style:family="paragraph" style:parent-style-name="Standard" style:list-style-name="WW8Num27">
      <style:text-properties fo:font-style="normal" style:font-style-asian="normal" style:font-style-complex="normal"/>
    </style:style>
    <style:style style:name="P28" style:family="paragraph" style:parent-style-name="Standard" style:list-style-name="WW8Num28"/>
    <style:style style:name="P29" style:family="paragraph" style:parent-style-name="Standard" style:list-style-name="WW8Num29"/>
    <style:style style:name="P30" style:family="paragraph" style:parent-style-name="Standard" style:list-style-name="WW8Num32"/>
    <style:style style:name="P31" style:family="paragraph" style:parent-style-name="Standard" style:list-style-name="WW8Num30"/>
    <style:style style:name="P32" style:family="paragraph" style:parent-style-name="Standard" style:list-style-name="WW8Num31"/>
    <style:style style:name="P33" style:family="paragraph" style:parent-style-name="Heading_20_1" style:master-page-name="Standard">
      <style:paragraph-properties fo:margin-top="0.847cm" fo:margin-bottom="0cm" loext:contextual-spacing="false"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Zusammenfassung FEM II</text:h>
      <text:p text:style-name="Standard"/>
      <text:p text:style-name="Standard">In which equation is the material response given?</text:p>
      <text:list xml:id="list2285650847049502" text:style-name="WW8Num2">
        <text:list-item>
          <text:p text:style-name="P1">Constitutive equations</text:p>
        </text:list-item>
      </text:list>
      <text:p text:style-name="Standard"/>
      <text:p text:style-name="Standard">What does the material model define?</text:p>
      <text:list xml:id="list7501208630163615519" text:style-name="WW8Num3">
        <text:list-item>
          <text:p text:style-name="P2">The stress response in term sof the history of the strains</text:p>
        </text:list-item>
      </text:list>
      <text:p text:style-name="Standard"/>
      <text:p text:style-name="Standard">What is simplest class of material models?</text:p>
      <text:list xml:id="list4781680941623920585" text:style-name="WW8Num4">
        <text:list-item>
          <text:p text:style-name="P3">Stresses and strains are both local quantities</text:p>
        </text:list-item>
      </text:list>
      <text:p text:style-name="Standard"/>
      <text:p text:style-name="Standard">What is an example for a material model?</text:p>
      <text:list xml:id="list3493268176431612007" text:style-name="WW8Num5">
        <text:list-item>
          <text:p text:style-name="P4">Standard linear elasticity</text:p>
        </text:list-item>
      </text:list>
      <text:p text:style-name="Standard"/>
      <text:p text:style-name="Standard">What is the difference between elastic and inelastic response?</text:p>
      <text:list xml:id="list5338490160189003147" text:style-name="WW8Num6">
        <text:list-item>
          <text:p text:style-name="P5">Elastic response is independent of the history</text:p>
        </text:list-item>
        <text:list-item>
          <text:p text:style-name="P5">Inelastic not</text:p>
        </text:list-item>
      </text:list>
      <text:p text:style-name="Standard"/>
      <text:p text:style-name="Standard">What are examples of the inelastic responses?</text:p>
      <text:list xml:id="list5029316363342546901" text:style-name="WW8Num7">
        <text:list-item>
          <text:p text:style-name="P6">perfectly plastic behavior</text:p>
        </text:list-item>
        <text:list-item>
          <text:p text:style-name="P6">linear plastic hardening</text:p>
        </text:list-item>
        <text:list-item>
          <text:p text:style-name="P6">rate-dependent / visco-elastic</text:p>
        </text:list-item>
      </text:list>
      <text:p text:style-name="Standard"/>
      <text:p text:style-name="Standard">Which are the six global equations the thermodynamic framework?</text:p>
      <text:list xml:id="list7652806866434770290" text:style-name="WW8Num8">
        <text:list-item>
          <text:p text:style-name="P7">Conservation of mass</text:p>
        </text:list-item>
        <text:list-item>
          <text:p text:style-name="P7">Conservation of linear momentum</text:p>
        </text:list-item>
        <text:list-item>
          <text:p text:style-name="P7">Kinetic energy</text:p>
        </text:list-item>
        <text:list-item>
          <text:p text:style-name="P7">Internal energy</text:p>
        </text:list-item>
        <text:list-item>
          <text:p text:style-name="P7">Entropy</text:p>
        </text:list-item>
        <text:list-item>
          <text:p text:style-name="P7">Entropy production</text:p>
        </text:list-item>
      </text:list>
      <text:p text:style-name="Standard"/>
      <text:p text:style-name="Standard">What is the definition of linear momentum?</text:p>
      <text:list xml:id="list299864527603101513" text:style-name="WW8Num9">
        <text:list-item>
          <text:p text:style-name="P8">The momentum is the result of the multiplication of the body‘s mass and velocity</text:p>
        </text:list-item>
        <text:list-item>
          <text:p text:style-name="P8">linear momentum refers to translational movement</text:p>
        </text:list-item>
      </text:list>
      <text:p text:style-name="Standard"/>
      <text:p text:style-name="Standard">What is heat?</text:p>
      <text:list xml:id="list4038243925235396262" text:style-name="WW8Num10">
        <text:list-item>
          <text:p text:style-name="P9">Total energy of molecular motion</text:p>
        </text:list-item>
      </text:list>
      <text:p text:style-name="Standard"/>
      <text:p text:style-name="Standard">What is temperature?</text:p>
      <text:list xml:id="list1927918343216717162" text:style-name="WW8Num11">
        <text:list-item>
          <text:p text:style-name="P10">Measure of the average energy of molecular motion</text:p>
        </text:list-item>
      </text:list>
      <text:p text:style-name="Standard"/>
      <text:p text:style-name="Standard">The continuum is loaded by mechanical and thermal processes. Which are the four resulting loadings?</text:p>
      <text:list xml:id="list3240483425437575138" text:style-name="WW8Num12">
        <text:list-item>
          <text:p text:style-name="P11">Mechanical force</text:p>
        </text:list-item>
        <text:list-item>
          <text:p text:style-name="P11">Mechanical power</text:p>
        </text:list-item>
        <text:list-item>
          <text:p text:style-name="P11">Thermal power</text:p>
        </text:list-item>
        <text:list-item>
          <text:p text:style-name="P11">Entropy power</text:p>
        </text:list-item>
      </text:list>
      <text:p text:style-name="Standard"><text:soft-page-break/></text:p>
      <text:p text:style-name="Standard">Which are the global balance laws of thermodynamics?</text:p>
      <text:list xml:id="list569017349693242372" text:style-name="WW8Num13">
        <text:list-item>
          <text:p text:style-name="P12">Conservation of mass</text:p>
        </text:list-item>
        <text:list-item>
          <text:p text:style-name="P12">Conservation of linear momentum</text:p>
        </text:list-item>
        <text:list-item>
          <text:p text:style-name="P12">Conservation of total energy (1st law of thermodynamics)</text:p>
        </text:list-item>
        <text:list-item>
          <text:p text:style-name="P12">Entropy (2nd law of thermodynamics)</text:p>
        </text:list-item>
      </text:list>
      <text:p text:style-name="Standard"/>
      <text:p text:style-name="Standard">What does the law of the Conservation of Total Energy say?</text:p>
      <text:list xml:id="list53689663831734047" text:style-name="WW8Num14">
        <text:list-item>
          <text:p text:style-name="P13">The change of total energy equals the sum of the mechanical and thermal power acting on the body</text:p>
        </text:list-item>
      </text:list>
      <text:p text:style-name="Standard"/>
      <text:p text:style-name="Standard">How are the local balance laws obtained from the global ones?</text:p>
      <text:list xml:id="list2473236943284351115" text:style-name="WW8Num15">
        <text:list-item>
          <text:p text:style-name="P14">By making the finite subvolume <text:span text:style-name="T1">P </text:span><text:span text:style-name="T2">become infinitesimally small</text:span></text:p>
        </text:list-item>
      </text:list>
      <text:p text:style-name="Standard"/>
      <text:p text:style-name="Standard"><text:span text:style-name="T2">What does </text:span><text:span text:style-name="T1">thermodynamically consistent </text:span><text:span text:style-name="T2">mean?</text:span></text:p>
      <text:list xml:id="list5321454885073367172" text:style-name="WW8Num16">
        <text:list-item>
          <text:p text:style-name="P16">The fourth global law is fulfilled (2nd law of thermodynamics)</text:p>
        </text:list-item>
      </text:list>
      <text:p text:style-name="Standard"/>
      <text:p text:style-name="P15">What is the Clausius-Duhem inequality?</text:p>
      <text:list xml:id="list2382939555814392317" text:style-name="WW8Num17">
        <text:list-item>
          <text:p text:style-name="P17">A formulation of the 2nd law of thermodynamics which is used for continuum mechanics</text:p>
        </text:list-item>
      </text:list>
      <text:p text:style-name="Standard"/>
      <text:p text:style-name="Standard"><text:span text:style-name="T2"><text:tab/>What does it say?</text:span></text:p>
      <text:list xml:id="list8017265804893064628" text:style-name="WW8Num28">
        <text:list-item>
          <text:p text:style-name="P28"><text:span text:style-name="T2">Entropy varies with temperature but it never decreases in an isolated system</text:span></text:p>
        </text:list-item>
      </text:list>
      <text:p text:style-name="Standard"/>
      <text:p text:style-name="P15">What does irreversibility mean?</text:p>
      <text:p text:style-name="Standard"/>
      <text:p text:style-name="Standard"/>
      <text:p text:style-name="P15">What is thermodynamic equilibrium?</text:p>
      <text:list xml:id="list1402161643920445034" text:style-name="WW8Num18">
        <text:list-item>
          <text:p text:style-name="P18">The system does not evolve over time</text:p>
        </text:list-item>
      </text:list>
      <text:p text:style-name="Standard"/>
      <text:p text:style-name="P15">What is a thermodynamic state?</text:p>
      <text:list xml:id="list6693207776122240235" text:style-name="WW8Num19">
        <text:list-item>
          <text:p text:style-name="P19">Values that provide all information needed to characterize the system (e.g. stress, strain, velocity, temperature, etc.)</text:p>
        </text:list-item>
      </text:list>
      <text:p text:style-name="Standard"/>
      <text:p text:style-name="P15">What is a thermodynamic process?</text:p>
      <text:list xml:id="list5275040084809260367" text:style-name="WW8Num20">
        <text:list-item>
          <text:p text:style-name="P20">Transition from onr thermodynamic state to another</text:p>
        </text:list-item>
      </text:list>
      <text:p text:style-name="Standard"/>
      <text:p text:style-name="P15">What is the definition of entropy?</text:p>
      <text:p text:style-name="Standard"/>
      <text:p text:style-name="Standard"/>
      <text:p text:style-name="P15">We only have four equations so far but seven unknown variables. How do we solve this problem?</text:p>
      <text:list xml:id="list8608002425877076969" text:style-name="WW8Num21">
        <text:list-item>
          <text:p text:style-name="P21">By introducing constitutive equations</text:p>
        </text:list-item>
      </text:list>
      <text:p text:style-name="Standard"/>
      <text:p text:style-name="P15">What are the rules and principles for constitutive equations?</text:p>
      <text:list xml:id="list1222100577379404737" text:style-name="WW8Num22">
        <text:list-item>
          <text:p text:style-name="P22">Principle of determinism</text:p>
        </text:list-item>
        <text:list-item>
          <text:p text:style-name="P22">Principle of frame indifference</text:p>
        </text:list-item>
        <text:list-item>
          <text:p text:style-name="P22">Principle of physical consistency</text:p>
        </text:list-item>
        <text:list-item>
          <text:p text:style-name="P22">Principle of local action (simplest case)</text:p>
        </text:list-item>
      </text:list>
      <text:p text:style-name="Standard"/>
      <text:p text:style-name="P15">What does the principle of determinism say?</text:p>
      <text:list xml:id="list712173100546376765" text:style-name="WW8Num23">
        <text:list-item>
          <text:p text:style-name="P23"><text:soft-page-break/>If we know all information about a material at a certain time we know exactly how it will evolve in future</text:p>
        </text:list-item>
      </text:list>
      <text:p text:style-name="Standard"/>
      <text:p text:style-name="P15">What does the principle of frame indifference say?</text:p>
      <text:list xml:id="list1213673148261024186" text:style-name="WW8Num24">
        <text:list-item>
          <text:p text:style-name="P24">The constitutive equations must also be valid if we change the coordinate system (the observer)</text:p>
        </text:list-item>
      </text:list>
      <text:p text:style-name="Standard"/>
      <text:p text:style-name="P15">What does the principle pf physical consistency say?</text:p>
      <text:list xml:id="list2764024990118702369" text:style-name="WW8Num25">
        <text:list-item>
          <text:p text:style-name="P25">The constitutive equations cannot violate or contradict the global balance laws of thermodynamics</text:p>
        </text:list-item>
      </text:list>
      <text:p text:style-name="Standard"/>
      <text:p text:style-name="P15">What does the principle of local action say?</text:p>
      <text:list xml:id="list3976622965892616159" text:style-name="WW8Num26">
        <text:list-item>
          <text:p text:style-name="P26">The dependent constitutive variables at X are only dependent of independent variables which are also located at X </text:p>
        </text:list-item>
        <text:list-item>
          <text:p text:style-name="P26">not valid for e.g. gradient plasticity</text:p>
        </text:list-item>
      </text:list>
      <text:p text:style-name="Standard"/>
      <text:p text:style-name="P15">What is dissipation?</text:p>
      <text:list xml:id="list6784034988182364785" text:style-name="WW8Num27">
        <text:list-item>
          <text:p text:style-name="P27">A result of an irreversible thermodynamic process</text:p>
        </text:list-item>
      </text:list>
      <text:p text:style-name="Standard"/>
      <text:p text:style-name="Standard"/>
      <text:p text:style-name="Standard">Which two inequalities can be derived from the Clausius-Duhem inequality?</text:p>
      <text:list xml:id="list6106952256652198221" text:style-name="WW8Num29">
        <text:list-item>
          <text:p text:style-name="P29">Clausius-Planck inequality</text:p>
        </text:list-item>
        <text:list-item>
          <text:p text:style-name="P29">Fourier inequality </text:p>
        </text:list-item>
      </text:list>
      <text:p text:style-name="Standard"/>
      <text:p text:style-name="Standard">What is the Coleman‘s exploitation method?</text:p>
      <text:list xml:id="list9101313279349406791" text:style-name="WW8Num32">
        <text:list-item>
          <text:p text:style-name="P30">Formulating constitutive equations for thermo-elasticity which are thermodynamically consistent and in the end only depend on two variables </text:p>
        </text:list-item>
      </text:list>
      <text:p text:style-name="Standard"/>
      <text:p text:style-name="Standard">Which energy serves as a potential for the stress and the entropy?</text:p>
      <text:list xml:id="list3141911562838991025" text:style-name="WW8Num30">
        <text:list-item>
          <text:p text:style-name="P31">Helmholtz free energy</text:p>
        </text:list-item>
      </text:list>
      <text:p text:style-name="Standard"/>
      <text:p text:style-name="Standard">In thermo-elasticity it is sufficient to prescribe which parameters?</text:p>
      <text:list xml:id="list1730699549939327589" text:style-name="WW8Num31">
        <text:list-item>
          <text:p text:style-name="P32">The Helmholtz free energy and the heat flux</text:p>
        </text:list-item>
        <text:list-item>
          <text:p text:style-name="P32">everything else can be derived from these two valu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F" svg:font-family="" style:font-pitch="variable"/>
    <style:font-face style:name="Lohit Devanagari2" svg:font-family="'Lohit Devanagari'" style:font-pitch="variable"/>
    <style:font-face style:name="Source Han Sans CN Regular1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Source Han Sans CN Regular1" style:font-family-asian="'Source Han Sans CN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 Regular1" style:font-family-asian="'Source Han Sans CN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pitch-asian="variable" style:font-size-asian="14pt" style:font-weight-asian="bold" style:font-name-complex="F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0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0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5:58:51.084380800</meta:creation-date>
    <dc:date>2017-03-03T11:59:08.662816900</dc:date>
    <meta:editing-cycles>4</meta:editing-cycles>
    <meta:editing-duration>PT27M41S</meta:editing-duration>
    <meta:document-statistic meta:table-count="0" meta:image-count="0" meta:object-count="0" meta:page-count="3" meta:paragraph-count="86" meta:word-count="654" meta:character-count="3985" meta:non-whitespace-character-count="3465"/>
    <meta:generator>LibreOffice/5.2.3.3$Linux_X86_64 LibreOffice_project/20$Build-3</meta:generator>
  </office:meta>
</office:document-meta>
</file>